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2.3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1.08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27cm" fo:min-width="1.42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0.24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2.3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0.24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27cm" fo:min-width="1.42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0.24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.30000019073486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.30000019073486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.199999809265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.199999809265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3999996185303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3999996185303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 1" draw:style-name="gr1" draw:text-style-name="P2" xml:id="id10" draw:id="id10" draw:layer="layout" svg:width="3.171cm" svg:height="1.038cm" svg:x="1.163cm" svg:y="1.154cm">
          <text:p text:style-name="P1"><text:span text:style-name="T1">Railway Crossing 01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2" draw:text-style-name="P2" xml:id="id1" draw:id="id1" draw:layer="layout" svg:width="3.171cm" svg:height="2.076cm" svg:x="1.163cm" svg:y="8.423cm">
          <text:p text:style-name="P1"><text:span text:style-name="T1">Track 04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2" draw:style-name="gr3" draw:text-style-name="P4" xml:id="id2" draw:id="id2" draw:layer="layout" svg:width="3.171cm" svg:height="1.038cm" svg:x="6.448cm" svg:y="10.5cm">
          <text:p text:style-name="P3"><text:span text:style-name="T2">dfplayer_set_volume 20</text:span></text:p>
          <text:p text:style-name="P3"><text:span text:style-name="T2">dfplayer_play file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 1" draw:style-name="gr4" draw:text-style-name="P6" xml:id="id3" draw:id="id3" draw:layer="layout" svg:width="3.171cm" svg:height="2.076cm" svg:x="1.163cm" svg:y="4.789cm">
          <text:p text:style-name="P5"><text:span text:style-name="T1"><text:s text:c="6"/></text:span><text:span text:style-name="T1">State change from <text:s/></text:span></text:p>
          <text:p text:style-name="P5"><text:span text:style-name="T1">OFF to ON </text:span></text:p>
          <text:p text:style-name="P5"><text:span text:style-name="T1">Track 03 or 05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-Standard 1" draw:style-name="gr5" draw:text-style-name="P8" draw:layer="layout" svg:x1="4.334cm" svg:y1="9.461cm" svg:x2="8.034cm" svg:y2="10.5cm" draw:start-shape="id1" draw:start-glue-point="7" draw:end-shape="id2" draw:end-glue-point="4" svg:d="M4334 9461h3700v1039" svg:viewBox="0 0 3701 1040">
          <text:p text:style-name="P7"><text:span text:style-name="T3">Ja</text:span></text:p>
        </draw:connector>
        <draw:connector draw:name="Connector 1" draw:style-name="gr6" draw:text-style-name="P9" draw:layer="layout" svg:x1="2.749cm" svg:y1="6.865cm" svg:x2="2.749cm" svg:y2="8.423cm" draw:start-shape="id3" draw:start-glue-point="8" draw:end-shape="id1" draw:end-glue-point="4" svg:d="M2749 6865v1558" svg:viewBox="0 0 1 1559">
          <text:p/>
        </draw:connector>
        <draw:custom-shape draw:name="Process 1" draw:style-name="gr7" draw:text-style-name="P2" xml:id="id5" draw:id="id5" draw:layer="layout" svg:width="3.171cm" svg:height="1.038cm" svg:x="6.442cm" svg:y="13.615cm">
          <text:p text:style-name="P1"><text:span text:style-name="T1">Wait 500 m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" draw:style-name="gr8" draw:text-style-name="P9" draw:layer="layout" svg:x1="8.034cm" svg:y1="11.538cm" svg:x2="8.034cm" svg:y2="12.058cm" draw:start-shape="id2" draw:start-glue-point="6" draw:end-shape="id4" draw:end-glue-point="4" svg:d="M8034 11538v520" svg:viewBox="0 0 1 521">
          <text:p/>
        </draw:connector>
        <draw:custom-shape draw:name="Process 3" draw:style-name="gr9" draw:text-style-name="P2" xml:id="id4" draw:id="id4" draw:layer="layout" svg:width="3.171cm" svg:height="1.038cm" svg:x="6.448cm" svg:y="12.058cm">
          <text:p text:style-name="P1"><text:span text:style-name="T1">lamp ON</text:span></text:p>
          <text:p text:style-name="P1"><text:span text:style-name="T1">bell 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10" draw:text-style-name="P9" draw:layer="layout" svg:x1="8.034cm" svg:y1="13.096cm" svg:x2="8.028cm" svg:y2="13.615cm" draw:start-shape="id4" draw:start-glue-point="6" draw:end-shape="id5" draw:end-glue-point="4" svg:d="M8034 13096v260h-6v259" svg:viewBox="0 0 7 520">
          <text:p/>
        </draw:connector>
        <draw:custom-shape draw:name="Process 4" draw:style-name="gr11" draw:text-style-name="P2" xml:id="id6" draw:id="id6" draw:layer="layout" svg:width="3.171cm" svg:height="1.038cm" svg:x="6.448cm" svg:y="15.173cm">
          <text:p text:style-name="P1"><text:span text:style-name="T1">Barriers 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4" draw:style-name="gr12" draw:text-style-name="P9" draw:layer="layout" svg:x1="8.028cm" svg:y1="14.653cm" svg:x2="8.034cm" svg:y2="15.173cm" draw:start-shape="id5" draw:start-glue-point="6" draw:end-shape="id6" draw:end-glue-point="4" svg:d="M8028 14653v261h6v259" svg:viewBox="0 0 7 521">
          <text:p/>
        </draw:connector>
        <draw:custom-shape draw:name="On-Page-Reference 1" draw:style-name="gr13" draw:text-style-name="P6" xml:id="id7" draw:id="id7" draw:layer="layout" svg:width="1.057cm" svg:height="1.038cm" svg:x="2.214cm" svg:y="16.99cm">
          <text:p text:style-name="P5"><text:span text:style-name="T4"/></text:p>
          <text:p text:style-name="P5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5" draw:style-name="gr14" draw:text-style-name="P9" draw:layer="layout" svg:x1="2.749cm" svg:y1="10.499cm" svg:x2="2.743cm" svg:y2="16.99cm" draw:start-shape="id1" draw:start-glue-point="6" draw:end-shape="id7" draw:end-glue-point="4" svg:d="M2749 10499v3246h-6v3245" svg:viewBox="0 0 7 6492">
          <text:p text:style-name="P10"><text:s text:c="9"/>Nej</text:p>
        </draw:connector>
        <draw:custom-shape draw:name="Start-End 2" draw:style-name="gr15" draw:text-style-name="P6" xml:id="id9" draw:id="id9" draw:layer="layout" svg:width="3.171cm" svg:height="1.038cm" svg:x="1.163cm" svg:y="19.067cm">
          <text:p text:style-name="P5"><text:span text:style-name="T4">Start/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2" draw:style-name="gr16" draw:text-style-name="P9" draw:layer="layout" svg:x1="8.034cm" svg:y1="16.211cm" svg:x2="8.028cm" svg:y2="16.99cm" draw:start-shape="id6" draw:start-glue-point="6" draw:end-shape="id8" draw:end-glue-point="4" svg:d="M8034 16211v391h-6v388" svg:viewBox="0 0 7 780">
          <text:p/>
        </draw:connector>
        <draw:connector draw:name="Connector 6" draw:style-name="gr17" draw:text-style-name="P9" draw:layer="layout" svg:x1="2.743cm" svg:y1="18.028cm" svg:x2="2.749cm" svg:y2="19.067cm" draw:start-shape="id7" draw:start-glue-point="8" draw:end-shape="id9" draw:end-glue-point="4" svg:d="M2743 18028v520h6v519" svg:viewBox="0 0 7 1040">
          <text:p/>
        </draw:connector>
        <draw:connector draw:name="Connector 7" draw:style-name="gr18" draw:text-style-name="P9" draw:layer="layout" svg:x1="2.749cm" svg:y1="2.192cm" svg:x2="2.749cm" svg:y2="3.231cm" draw:start-shape="id10" draw:start-glue-point="6" draw:end-shape="id11" draw:end-glue-point="4" svg:d="M2749 2192v1039" svg:viewBox="0 0 1 1040">
          <text:p/>
        </draw:connector>
        <draw:custom-shape draw:name="On-Page-Reference 2" draw:style-name="gr19" draw:text-style-name="P12" xml:id="id11" draw:id="id11" draw:layer="layout" svg:width="1.057cm" svg:height="1.038cm" svg:x="2.22cm" svg:y="3.231cm">
          <text:p text:style-name="P11"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8" draw:style-name="gr20" draw:text-style-name="P9" draw:layer="layout" svg:x1="2.749cm" svg:y1="4.269cm" svg:x2="2.749cm" svg:y2="4.789cm" draw:start-shape="id11" draw:start-glue-point="8" draw:end-shape="id3" draw:end-glue-point="5" svg:d="M2749 4269v520" svg:viewBox="0 0 1 521">
          <text:p/>
        </draw:connector>
        <draw:connector draw:name="Connector 9" draw:style-name="gr21" draw:text-style-name="P9" draw:layer="layout" svg:x1="3.277cm" svg:y1="3.75cm" svg:x2="12.256cm" svg:y2="4.789cm" draw:start-shape="id11" draw:start-glue-point="10" draw:end-shape="id12" draw:end-glue-point="5" svg:d="M3277 3750h8979v1039" svg:viewBox="0 0 8980 1040">
          <text:p/>
        </draw:connector>
        <draw:custom-shape draw:name="Data 2" draw:style-name="gr22" draw:text-style-name="P6" xml:id="id12" draw:id="id12" draw:layer="layout" svg:width="3.171cm" svg:height="2.076cm" svg:x="10.67cm" svg:y="4.789cm">
          <text:p text:style-name="P5"><text:span text:style-name="T1"><text:s text:c="5"/></text:span><text:span text:style-name="T1">State change from <text:s/></text:span></text:p>
          <text:p text:style-name="P5"><text:span text:style-name="T1">ON to OFF </text:span></text:p>
          <text:p text:style-name="P5"><text:span text:style-name="T1">Track 04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Process 5" draw:style-name="gr23" draw:text-style-name="P2" xml:id="id13" draw:id="id13" draw:layer="layout" svg:width="3.171cm" svg:height="1.038cm" svg:x="10.676cm" svg:y="12.058cm">
          <text:p text:style-name="P1"><text:span text:style-name="T1">Barriers O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24" draw:text-style-name="P2" xml:id="id14" draw:id="id14" draw:layer="layout" svg:width="3.171cm" svg:height="1.038cm" svg:x="10.676cm" svg:y="13.615cm">
          <text:p text:style-name="P1"><text:span text:style-name="T1">Wait 500 m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25" draw:text-style-name="P2" xml:id="id15" draw:id="id15" draw:layer="layout" svg:width="3.171cm" svg:height="1.038cm" svg:x="10.676cm" svg:y="15.173cm">
          <text:p text:style-name="P1"><text:span text:style-name="T1">lamp OFF</text:span></text:p>
          <text:p text:style-name="P1"><text:span text:style-name="T1">bell O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0" draw:style-name="gr26" draw:text-style-name="P9" draw:layer="layout" svg:x1="12.256cm" svg:y1="6.865cm" svg:x2="12.262cm" svg:y2="12.058cm" draw:start-shape="id12" draw:start-glue-point="8" draw:end-shape="id13" draw:end-glue-point="4" svg:d="M12256 6865v2597h6v2596" svg:viewBox="0 0 7 5194">
          <text:p/>
        </draw:connector>
        <draw:connector draw:name="Connector 11" draw:style-name="gr27" draw:text-style-name="P9" draw:layer="layout" svg:x1="12.262cm" svg:y1="13.096cm" svg:x2="12.262cm" svg:y2="13.615cm" draw:start-shape="id13" draw:start-glue-point="6" draw:end-shape="id14" draw:end-glue-point="4" svg:d="M12262 13096v519" svg:viewBox="0 0 1 520">
          <text:p/>
        </draw:connector>
        <draw:connector draw:name="Connector 12" draw:style-name="gr28" draw:text-style-name="P9" draw:layer="layout" svg:x1="12.262cm" svg:y1="14.653cm" svg:x2="12.262cm" svg:y2="15.173cm" draw:start-shape="id14" draw:start-glue-point="6" draw:end-shape="id15" draw:end-glue-point="4" svg:d="M12262 14653v520" svg:viewBox="0 0 1 521">
          <text:p/>
        </draw:connector>
        <draw:custom-shape draw:name="On-Page-Reference 3" draw:style-name="gr29" draw:text-style-name="P12" xml:id="id8" draw:id="id8" draw:layer="layout" svg:width="1.057cm" svg:height="1.038cm" svg:x="7.499cm" svg:y="16.99cm">
          <text:p text:style-name="P11"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" draw:style-name="gr30" draw:text-style-name="P9" draw:layer="layout" svg:x1="12.262cm" svg:y1="16.211cm" svg:x2="8.556cm" svg:y2="17.509cm" draw:start-shape="id15" draw:start-glue-point="6" draw:end-shape="id8" draw:end-glue-point="10" svg:d="M12262 16211v1298h-3706" svg:viewBox="0 0 3707 1299">
          <text:p/>
        </draw:connector>
        <draw:connector draw:name="Connector 13" draw:style-name="gr31" draw:text-style-name="P9" draw:layer="layout" svg:x1="7.499cm" svg:y1="17.509cm" svg:x2="3.271cm" svg:y2="17.509cm" draw:start-shape="id8" draw:start-glue-point="6" draw:end-shape="id7" draw:end-glue-point="10" svg:d="M7499 17509h-4228" svg:viewBox="0 0 4229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9T19:26:02.425861458</meta:creation-date>
    <dc:date>2023-03-29T20:06:41.738328269</dc:date>
    <meta:editing-duration>PT14M14S</meta:editing-duration>
    <meta:editing-cycles>3</meta:editing-cycles>
    <meta:generator>LibreOffice/7.3.7.2$Linux_X86_64 LibreOffice_project/30$Build-2</meta:generator>
    <meta:document-statistic meta:object-count="31"/>
  </office:meta>
</office:document-meta>
</file>